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true" fo:text-align="end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T1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T2" style:family="text">
      <style:text-properties fo:font-size="9pt" fo:font-style="normal" style:text-underline-style="none" fo:font-weight="normal" style:font-size-asian="9pt" style:font-style-asian="normal" style:font-weight-asian="normal" style:font-size-complex="9pt"/>
    </style:style>
    <style:style style:name="T3" style:family="text">
      <style:text-properties fo:font-size="11pt" fo:font-style="normal" fo:font-weight="normal" style:font-size-asian="11pt" style:font-style-asian="normal" style:font-weight-asian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weight-complex="normal"/>
    </style:style>
    <style:style style:name="T5" style:family="text">
      <style:text-properties fo:font-size="11pt" fo:font-style="normal" fo:font-weight="bold" style:font-size-asian="11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urjeet Singh <text:s text:c="12"/><text:span text:style-name="T1">Email: gurjeet@singh.im | Phone: +1-234-567-9313</text:span></text:p>
      <text:p text:style-name="P2"><text:span text:style-name="T1">Detailed resume: </text:span><text:a xlink:type="simple" xlink:href="http://gurjeet.singh.im/resume" text:style-name="Internet_20_link" text:visited-style-name="Visited_20_Internet_20_Link"><text:span text:style-name="Internet_20_link"><text:span text:style-name="T2">gurjeet.singh.im/resume</text:span></text:span></text:a></text:p>
      <text:h text:style-name="P1" text:outline-level="1">Professional Summary</text:h>
      <text:p text:style-name="Standard"><text:span text:style-name="T3">Seasoned Software Architect and Database Architect with over 20 years of experience specializing in database internals, distributed systems, and cloud-native architectures. Expert in C and Go programming languages, with deep proficiency in PostgreSQL internals, Docker, Kubernetes, and major cloud platforms including AWS, Azure, and GCP. Recognized contributions to the PostgreSQL open-source community and a proven leader in designing scalable, high-performance systems.</text:span></text:p>
      <text:h text:style-name="Heading_20_1" text:outline-level="1">Core Competencies</text:h>
      <text:p text:style-name="Standard"><text:span text:style-name="T3">Programming Languages: C, Go, C++, Java, JavaScript, TypeScript, Shell Scripting</text:span></text:p>
      <text:p text:style-name="Standard"><text:span text:style-name="T3">Databases: PostgreSQL, Oracle, MS-SQL Server, Sybase, SQLite</text:span></text:p>
      <text:p text:style-name="Standard"><text:span text:style-name="T3">Operating Systems: Linux, Windows, Sun Solaris</text:span></text:p>
      <text:p text:style-name="Standard"><text:span text:style-name="T3">Cloud &amp; Containerization: AWS, Azure, GCP, Docker, Kubernetes</text:span></text:p>
      <text:p text:style-name="Standard"><text:span text:style-name="T3">Web Technologies: Node.js, AngularJS, REST APIs, Microservices, XML, HTML, PHP</text:span></text:p>
      <text:p text:style-name="Standard"><text:span text:style-name="T3">Methodologies: Scrum (Certified Scrum Master)</text:span></text:p>
      <text:h text:style-name="Heading_20_1" text:outline-level="1">Professional Experience</text:h>
      <text:p text:style-name="Standard"><text:span text:style-name="T5">Amazon Web Services (AWS)</text:span><text:span text:style-name="T4">, 2015, <text:s/>2022</text:span></text:p>
      <text:p text:style-name="Standard"><text:span text:style-name="T3">Senior Software Engineer</text:span></text:p>
      <text:p text:style-name="Standard"><text:span text:style-name="T3">• Developed the transaction logging system for Amazon Aurora PostgreSQL.</text:span></text:p>
      <text:p text:style-name="Standard"><text:span text:style-name="T5">GE Digital</text:span><text:span text:style-name="T4">, 2016</text:span></text:p>
      <text:p text:style-name="Standard"><text:span text:style-name="T3">Software Architect</text:span></text:p>
      <text:p text:style-name="Standard"><text:span text:style-name="T3">• Led the development of Postgres-as-a-Service on AWS and Kubernetes platforms.</text:span></text:p>
      <text:p text:style-name="Standard"><text:span text:style-name="T5">EnterpriseDB</text:span><text:span text:style-name="T4">, 2006</text:span></text:p>
      <text:p text:style-name="Standard"><text:span text:style-name="T3">Principal Software Engineer</text:span></text:p>
      <text:p text:style-name="Standard"><text:span text:style-name="T3">• Led the creation of the Index Advisor and Query Optimizer Hints in Postgres.</text:span></text:p>
      <text:p text:style-name="Standard"><text:span text:style-name="T3">• Developed the alerting subsystem for Postgres Enterprise Manager.</text:span></text:p>
      <text:p text:style-name="Standard"><text:soft-page-break/><text:span text:style-name="T5">Oracle Corporation</text:span><text:span text:style-name="T4">, 2005, 2024</text:span></text:p>
      <text:p text:style-name="Standard"><text:span text:style-name="T3">Software Engineer</text:span></text:p>
      <text:p text:style-name="Standard"><text:span text:style-name="T3">• Contributed to the Cost-Based Query Optimizer.</text:span></text:p>
      <text:p text:style-name="Standard"><text:span text:style-name="T5">Other Roles</text:span></text:p>
      <text:p text:style-name="Standard"><text:span text:style-name="T3">• Held various software engineering positions focusing on database internals and system software development.</text:span></text:p>
      <text:h text:style-name="Heading_20_1" text:outline-level="1">Open Source Contributions</text:h>
      <text:p text:style-name="Standard"><text:span text:style-name="T3">PostgreSQL Core Contributions:</text:span></text:p>
      <text:p text:style-name="Standard"><text:span text:style-name="T3">• Identified and fixed security vulnerability CVE-2009-4136.</text:span></text:p>
      <text:p text:style-name="Standard"><text:span text:style-name="T3">• Implemented features such as replacing primary key indexes, enhancing Linux OOM Killer interaction, and adding the `\ir` command in `psql`.</text:span></text:p>
      <text:p text:style-name="Standard"><text:span text:style-name="T3">• Resolved Windows-specific race conditions in the logging subsystem.</text:span></text:p>
      <text:p text:style-name="Standard"><text:span text:style-name="T3">• PostgreSQL Ecosystem Tools: Developed extensions and tools including Index Advisor, Postgres Hibernator, DBYardstick, and pg_plan_guarantee.</text:span></text:p>
      <text:h text:style-name="Heading_20_1" text:outline-level="1">Speaking Engagements</text:h>
      <text:p text:style-name="Standard"><text:span text:style-name="T3">• Postgres Open 2015: Postgres Inside Out</text:span></text:p>
      <text:p text:style-name="Standard"><text:span text:style-name="T3">• Postgres Open 2014: How Databases Work</text:span></text:p>
      <text:p text:style-name="Standard"><text:span text:style-name="T3">• Postgres Open 2013: How Postgres is Different from Your Database</text:span></text:p>
      <text:p text:style-name="Standard"><text:span text:style-name="T3">• Postgres Open 2011: Why you should NOT move away from Oracle</text:span></text:p>
      <text:h text:style-name="Heading_20_1" text:outline-level="1">Education &amp; Certifications</text:h>
      <text:p text:style-name="Standard"><text:span text:style-name="T5">Certified Scrum Master</text:span></text:p>
      <text:p text:style-name="Standard"><text:span text:style-name="T3">Scrum Alliance, January 2015</text:span></text:p>
      <text:p text:style-name="Standard"><text:span text:style-name="T5">Post Graduate Diploma in Advanced Computing</text:span></text:p>
      <text:p text:style-name="Standard"><text:span text:style-name="T3">C-DAC, February 2001 – July 2001</text:span></text:p>
      <text:p text:style-name="Standard"><text:span text:style-name="T5">Bachelor of Engineering</text:span></text:p>
      <text:p text:style-name="P3"><text:span text:style-name="T3">Gulbarga University, India, 1996 – 200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list-level="1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F" style:font-family-generic-asian="system" style:font-pitch-asian="variable" style:font-size-asian="10pt" style:language-asian="en" style:country-asian="US" style:font-name-complex="F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1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43f60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243f6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40404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4f81bd" loext:opacity="100%"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9pt" fo:font-style="normal" style:text-underline-style="none" fo:font-weight="normal" style:font-size-asian="9pt" style:font-style-asian="normal" style:font-weight-asian="norma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3T23:15:00</meta:creation-date>
    <meta:initial-creator>python-docx</meta:initial-creator>
    <dc:description>generated by python-docx</dc:description>
    <dc:language>en-US</dc:language>
    <dc:date>2025-04-14T17:49:28.275049801</dc:date>
    <meta:editing-cycles>16</meta:editing-cycles>
    <meta:editing-duration>P1DT21H33M41S</meta:editing-duration>
    <meta:generator>LibreOffice/24.2.3.2$MacOSX_AARCH64 LibreOffice_project/433d9c2ded56988e8a90e6b2e771ee4e6a5ab2ba</meta:generator>
    <meta:document-statistic meta:table-count="0" meta:image-count="0" meta:object-count="0" meta:page-count="2" meta:paragraph-count="45" meta:word-count="342" meta:character-count="2577" meta:non-whitespace-character-count="2265"/>
    <meta:user-defined meta:name="AppVersion">15.0000</meta:user-defined>
    <meta:template xlink:type="simple" xlink:actuate="onRequest" xlink:title="Normal.dotm" xlink:href=""/>
  </office:meta>
</office:document-meta>
</file>